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/9" office:value-type="float" office:value="0.888888888888889" calcext:value-type="float">
            <text:p>0.888888888888889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649305555555556" calcext:value-type="float">
            <text:p>0.649305555555556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5/9" office:value-type="float" office:value="0.555555555555556" calcext:value-type="float">
            <text:p>0.555555555555556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94153077074837" calcext:value-type="float">
            <text:p>0.194153077074837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6/9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.75/9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5/9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6/9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2.5/9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7/9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3.25/9" office:value-type="float" office:value="0.361111111111111" calcext:value-type="float">
            <text:p>0.36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3/9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/9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5/9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5.75/9" office:value-type="float" office:value="0.638888888888889" calcext:value-type="float">
            <text:p>0.63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6.25/9" office:value-type="float" office:value="0.694444444444444" calcext:value-type="float">
            <text:p>0.69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/9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/9" office:value-type="float" office:value="0.777777777777778" calcext:value-type="float">
            <text:p>0.7777777777777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5:50:17.3635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17T17:51:48.464950000</dc:date>
    <meta:editing-duration>PT8H27M24S</meta:editing-duration>
    <meta:editing-cycles>80</meta:editing-cycles>
    <meta:generator>LibreOffice/5.3.2.2$MacOSX_X86_64 LibreOffice_project/6cd4f1ef626f15116896b1d8e1398b56da0d0ee1</meta:generator>
    <meta:document-statistic meta:table-count="1" meta:cell-count="54" meta:object-count="0"/>
  </office:meta>
</office:document-meta>
</file>